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5in" fo:margin-bottom="0.0835in" fo:text-align="center"/>
      <style:text-properties style:font-name="Times" fo:font-size="28.0pt" fo:color="#000000"/>
    </style:style>
    <style:style style:name="P2" style:family="paragraph" style:parent-style-name="Standard">
      <style:paragraph-properties fo:margin-bottom="0.0972in" fo:text-align="center" fo:line-height="120%"/>
      <style:text-properties style:font-name="Times" fo:font-size="18.0pt" fo:color="#000000"/>
    </style:style>
    <style:style style:name="P3" style:family="paragraph" style:parent-style-name="Standard">
      <style:paragraph-properties fo:margin-top="0.1390in" fo:margin-bottom="0.0835in"/>
      <style:text-properties style:font-name="Times" fo:font-size="12.0pt" fo:color="#000000"/>
    </style:style>
    <style:style style:name="P4" style:family="paragraph" style:parent-style-name="Standard">
      <style:paragraph-properties fo:margin-bottom="0.0972in" fo:line-height="120%"/>
      <style:text-properties style:font-name="Times" fo:font-size="12.0pt" fo:color="#000000"/>
    </style:style>
    <style:style style:name="P5" style:family="paragraph" style:parent-style-name="Standard">
      <style:text-properties style:font-name="Times" fo:font-size="12.0pt" fo:color="#000000"/>
    </style:style>
    <style:style style:name="P6" style:family="paragraph" style:parent-style-name="Standard">
      <style:paragraph-properties style:line-height-at-least="0.2220in"/>
      <style:text-properties style:font-name="Times" fo:font-size="12.0pt" fo:color="#000000"/>
    </style:style>
    <style:style style:name="P7" style:family="paragraph" style:parent-style-name="Standard">
      <style:text-properties style:font-name="Times" fo:font-size="12.0pt"/>
    </style:style>
    <style:style style:name="P8" style:family="paragraph" style:parent-style-name="Standard">
      <style:paragraph-properties style:line-height-at-least="0.2222in"/>
      <style:text-properties style:font-name="Times" fo:font-size="12.0pt"/>
    </style:style>
    <style:style style:name="P9" style:family="paragraph" style:parent-style-name="Standard">
      <style:paragraph-properties style:line-height-at-least="0.2222in"/>
      <style:text-properties style:font-name="Times" fo:font-size="12.0pt" fo:color="#000000"/>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fo:color="#000000"/>
    </style:style>
    <style:style style:name="T4" style:family="text">
      <style:text-properties fo:font-style="italic" fo:font-style-asian="italic" fo:font-style-complex="italic"/>
    </style:style>
    <style:style style:name="T5" style:family="text">
      <style:text-properties fo:font-weight="bold" fo:font-weight-asian="bold" fo:font-weight-complex="bold" style:text-underline-style="solid" style:text-underline-color="#000000"/>
    </style:style>
    <style:style style:name="T6" style:family="text">
      <style:text-properties fo:font-style="italic" fo:font-style-asian="italic" fo:font-style-complex="italic" fo:color="#000000"/>
    </style:style>
    <style:style style:name="TableColumn1" style:family="table-column">
      <style:table-column-properties style:column-width="3.4625in" style:rel-column-width="32767*"/>
    </style:style>
  </office:automatic-styles>
  <office:body>
    <office:text>
      <text:p text:style-name="P1"><text:span text:style-name="T1">Current Trends of </text:span></text:p>
      <text:p text:style-name="P1"><text:span text:style-name="T1">Artificial Intelligence</text:span></text:p>
      <text:p text:style-name="P2"><text:span text:style-name="T1">Phase 5</text:span></text:p>
      <text:p text:style-name="P3"><text:span text:style-name="T2">Progress</text:span></text:p>
      <text:p text:style-name="P3">For this phase, we looked for a method to improve our feature selection. After some more research and reading we found the following paper: <text:a xlink:type="simple" xlink:href="http://ismir2011.ismir.net/papers/PS3-6.pdf">http://ismir2011.ismir.net/papers/PS3-6.pdf</text:a></text:p>
      <text:p text:style-name="P3">This method describes the methods used by a certain toolkit music21. This toolkit is also compatible with our MusicXML input. The toolkit contains an algorithm, which calculates a amount of feature based on the input. In this phase we used this tool for our feature selection and gave this features to our SVM. We can also request those calculated features from the toolkit. Here are some examples of the calculated features: </text:p>
      <text:p text:style-name="P3">'Initial_Time_Signature_0', 'Initial_Time_Signature_1', 'Compound_Or_Simple_Meter', 'Triple_Meter', 'Quintuple_Meter', 'Changes_of_Meter', 'Most_Common_Pitch_Prevalence', 'Most_Common_Pitch_Class_Prevalence', 'Relative_Strength_of_Top_Pitches', 'Relative_Strength_of_Top_Pitch_Classes', 'Interval_Between_Strongest_Pitches', 'Interval_Between_Strongest_Pitch_Classes’,… </text:p>
      <text:p text:style-name="P3">After running the experiments, we saw better results for <text:span text:style-name="T3">Instrument, Style and Year predictions.</text:span></text:p>
      <text:p text:style-name="P3"><text:span text:style-name="T2">Results</text:span></text:p>
      <text:p text:style-name="P4"><text:span text:style-name="T1">Note Frequency (Old Best Result)</text:span></text:p>
      <text:p text:style-name="P5">Error performance (lower is better)<text:line-break/>-----------------------------------<text:line-break/>Performer prediction 29;29;27;29;31 =&gt; 145<text:line-break/>Instrument prediction 20;21;21;21;21 =&gt; 104<text:line-break/>Style prediction 24;25;24;23;23 =&gt; 119<text:line-break/>Year prediction 532;547;498;507;539 =&gt; 2623<text:line-break/>Tempo prediction 2662.2;2238;3114.1;2416.3;2227.6 =&gt; 12658.2</text:p>
      <text:p text:style-name="P4"/>
      <text:p text:style-name="P4"><text:span text:style-name="T1">Note Duration</text:span></text:p>
      <text:p text:style-name="P5">Error performance (lower is better)<text:line-break/>-----------------------------------<text:line-break/>Performer prediction<text:tab/>35;34;34;33;35 =&gt; 171</text:p>
      <text:p text:style-name="P5">Instrument prediction<text:tab/>20;21;21;21;21 =&gt; 104</text:p>
      <text:p text:style-name="P5">Style prediction<text:tab/>24;25;24;23;23 =&gt; 119</text:p>
      <text:p text:style-name="P5">Year prediction<text:tab/>532;518;498;507;539 =&gt; 2594</text:p>
      <text:p text:style-name="P5">Tempo prediction<text:tab/>3223.6;2199.5;3216.9;2646.8;2451.9 =&gt; 13738.7</text:p>
      <text:p text:style-name="P5"/>
      <text:p text:style-name="P5">We noticed immediately is the same results for the Style and Instrument Prediction.</text:p>
      <text:p text:style-name="P5">After taking a look closer to the data we saw that both prediction algorithms predict for all Styles <text:span text:style-name="T4">Postbop</text:span><text:s/>and instruments <text:span text:style-name="T4">ts, </text:span>which is the reason of this result.</text:p>
      <text:p text:style-name="P5"/>
      <text:p text:style-name="P5">We see a small improvement for the year predictions, but there is no general improvement.</text:p>
      <text:p text:style-name="P4"/>
      <text:p text:style-name="P4"><text:span text:style-name="T1">Note Pattern</text:span></text:p>
      <text:p text:style-name="P6">Error performance (lower is better)</text:p>
      <text:p text:style-name="P6">-----------------------------------</text:p>
      <text:p text:style-name="P6">Performer prediction    28;30;29;30;31 =&gt; 148</text:p>
      <text:p text:style-name="P6">Instrument prediction    17;18;17;19;18 =&gt; 89</text:p>
      <text:p text:style-name="P6">Style prediction    23;24;22;22;19 =&gt; 110</text:p>
      <text:p text:style-name="P6">Year prediction        510;523;466;515;564 =&gt; 2578</text:p>
      <text:p text:style-name="P6">Tempo prediction    2963.2;2357.9;2953.7;2796.8;2565.7 =&gt; 13637.3</text:p>
      <text:p text:style-name="P5"/>
      <text:p text:style-name="P5">These results are also interesting . We see an improvement for the Instrument,Year, Style Predictions. Certainly an improvement.</text:p>
      <text:p text:style-name="P5"/>
      <text:p text:style-name="P5"><text:span text:style-name="T1">Tempo Formula</text:span></text:p>
      <text:p text:style-name="P5">Error performance (lower is better) </text:p>
      <text:p text:style-name="P5">----------------------------------- </text:p>
      <text:p text:style-name="P5">Performer prediction<text:tab/>28;30;29;30;31 =&gt; 148 </text:p>
      <text:p text:style-name="P5">Instrument prediction<text:tab/>17;18;17;19;18 =&gt; 89 </text:p>
      <text:p text:style-name="P5">Style prediction<text:tab/>23;24;22;22;19 =&gt; 110 </text:p>
      <text:p text:style-name="P5">Year prediction<text:tab/>510;523;466;515;564 =&gt; 2578 </text:p>
      <text:p text:style-name="P5">Tempo prediction<text:tab/>720.2;611;651.3;764.2;588 =&gt; 3334.7 </text:p>
      <text:p text:style-name="P5"/>
      <text:p text:style-name="P5"><text:span text:style-name="T1">Fp-growth</text:span></text:p>
      <text:p text:style-name="P5">Error performance (lower is better) </text:p>
      <text:p text:style-name="P5">----------------------------------- </text:p>
      <text:p text:style-name="P5">Performer prediction<text:tab/>34;33;32;34;34 =&gt; 167 </text:p>
      <text:p text:style-name="P5">Instrument prediction<text:tab/>19;20;20;20;20 =&gt; 99 </text:p>
      <text:p text:style-name="P5">Style prediction<text:tab/>23;24;23;22;22 =&gt; 114 </text:p>
      <text:p text:style-name="P5">Year prediction<text:tab/>527;536;493;502;526 =&gt; 2584 </text:p>
      <text:p text:style-name="P5">Tempo prediction<text:tab/>2582.9;2305.1;3469.3;2977;2276.7 =&gt; 13611 </text:p>
      <text:p text:style-name="P5"/>
      <text:p text:style-name="P5"/>
      <text:p text:style-name="P7"><text:span text:style-name="T1">music21-feature selection</text:span></text:p>
      <text:p text:style-name="P8">Error performance (lower is better)</text:p>
      <text:p text:style-name="P8">-----------------------------------</text:p>
      <text:p text:style-name="P8">Performer prediction    32;25;28;30;30 =&gt; 145</text:p>
      <text:p text:style-name="P8">Instrument prediction    10;9;8;8;11 =&gt; 46</text:p>
      <text:p text:style-name="P8">Style prediction    24;22;17;20;18 =&gt; 101</text:p>
      <text:p text:style-name="P8">Year prediction        385;488;369;390;454 =&gt; 2086</text:p>
      <text:p text:style-name="P8">Tempo prediction    2541.5;2130.5;2605.5;2491.4;2221 =&gt; 11989.9</text:p>
      <text:p text:style-name="P9"/>
      <text:p text:style-name="P5"><text:span text:style-name="T5">Best Results for the Moment</text:span></text:p>
      <text:p text:style-name="P5"><text:span text:style-name="T5"/></text:p>
      <text:p text:style-name="P6">Error performance (lower is better)</text:p>
      <text:p text:style-name="P6">-----------------------------------</text:p>
      <text:p text:style-name="P7"><text:span text:style-name="T3">Performer prediction 29;29;27;29;31 =&gt; 145 </text:span><text:span text:style-name="T6">(</text:span><text:span text:style-name="T4">Note Frequency)(has less mistakes on the bins than music21)</text:span></text:p>
      <text:p text:style-name="P8">Instrument prediction    10;9;8;8;11 =&gt; 46 <text:span text:style-name="T6">(Music21)</text:span></text:p>
      <text:p text:style-name="P8">Style prediction    24;22;17;20;18 =&gt; 101<text:span text:style-name="T3"><text:s/></text:span><text:span text:style-name="T6">(Music21)</text:span></text:p>
      <text:p text:style-name="P8">Year prediction        385;488;369;390;454 =&gt; 2086<text:span text:style-name="T3"><text:s/></text:span><text:span text:style-name="T6">(Music21)</text:span></text:p>
      <text:p text:style-name="P5">Tempo prediction 2662.2;2238;3114.1;2416.3;2227.6 =&gt; 3334.7 <text:span text:style-name="T4">(Tempo Formula)</text:span></text:p>
      <text:p text:style-name="P5"/>
      <text:p text:style-name="P3"><text:span text:style-name="T2">To run the code</text:span></text:p>
      <text:p text:style-name="P4">Run the following command to install all necessary libraries:</text:p>
      <text:p text:style-name="P4">pip install -r requirements.txt</text:p>
      <text:p text:style-name="P4">To install fpgrowth you must run:</text:p>
      <text:p text:style-name="P4">python pyfim/setup_fim.py install</text:p>
      <text:p text:style-name="P4">The pyfim library can be downloaded from http://www.borgelt.net/pyfim.html</text:p>
      <text:p text:style-name="P4">To run the program, use command:</text:p>
      <text:p text:style-name="P4">perl crossvalidate.pl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